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How are FOSS projects governed?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7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is project governance?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Projects often need to make decision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velopment decis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egal decis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ools decis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ject ai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nd many, many oth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4cm" svg:height="1.673cm" svg:x="6.5cm" svg:y="14.5cm">
          <draw:text-box>
            <text:p text:style-name="P1"><text:span text:style-name="T1">What project structures allow decisions to be made?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Key governance feature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How governance is distinguished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rmal vs informa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gree of project fund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there an identifiable 'project team'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es the project have a legal structur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es the project have a BDFL 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(benevolent dictator for lif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it a 'hobby' project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there an agreed voting system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es the project have a copyright policy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ject Roles</text:p>
          </draw:text-box>
        </draw:frame>
        <draw:frame presentation:style-name="pr4" draw:text-style-name="P4" draw:layer="layout" svg:width="23.912cm" svg:height="15.127cm" svg:x="2.058cm" svg:y="5.838cm" presentation:class="outline" presentation:user-transformed="true">
          <draw:text-box>
            <text:list text:style-name="L5">
              <text:list-item>
                <text:p text:style-name="P4">Many projects have designated ro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an be formal or informa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mmon ro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ject lead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lease manag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g mast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cumentation mast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eb mast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curity offic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 offic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iling list manag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egal offic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Not uniqu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one person will take several rol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oles may rotate between peo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Project Funding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Funding varies a lot between projec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rojects have corporate sponsorship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eg. opensolaris.org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rojects rely on donat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eg. freebsd.org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t most are purely volunteer effor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eg. most sourceforge project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Give more than they cost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Various estimates put the cost of development of a major Linux distribution at several billion US$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ject funding is a tiny fraction of th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Legal Structure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ome projects have a legal structur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ly for larger, older projec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Many are non-profits or chariti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erhaps the most common is a US 501(c)3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Project group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projects form groups for their legal structu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Apache projec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GNU projec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KDE projec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Gnome projec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Software Freedom Conservanc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Voting System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Many projects have adopted a voting system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decisions are not voted 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used for election of project rol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times used for patch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The Apache voting system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Variants are used by many projects for patch vot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Voters can respond with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+1 : agre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=0 : abstai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-1 <text:s/>: vet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 veto cannot be ignored and must come with an explan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Copyright Policie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Why does copyright matter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t's free, so who care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Copyright gives the 'right to sue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and also the right to re-licen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mmon polici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pyright assignment: eg GNU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veloper sign off: eg Linux kerne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ersonal copyright: eg. Samba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nything goes: most projects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Reaction to legal challeng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pyright policies are often see as creating fric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they are adopted only after some defining event in the project hist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Committer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Direct commit acce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FOSS projects have a list of people who have commit acces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Adding Committe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ually involves an invitation from existing committ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key is good judgem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Should inactive committers be removed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f they still have good judgement, maybe no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there a security risk in old commit acces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mmitters with distributed SCM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y not have the notion of a committer ro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'Integrators' play a similar ro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Project Leader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Varying approaches to leadership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rojects have a default project leader, often the project found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rojects use a steering commitee or boar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rojects vote on the leader each yea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rojects have no easily identifiable lead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hat the leader do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elp to decide on project goal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elp to resolve disput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y set the standards for code, testing and other development task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acts as project spokesper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Release Manager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A key rol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utting a release together can be a lot of wor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eeds a lot of coordination of development activ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goes into a releas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Some projects base it solely on tim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Some projects vote on what is required to make something release ready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Stable/unstable releas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projects have separate stable/unstable releas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andards may be higher for the stable releas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dd/even release numbering has become comm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13T16:08:55</dc:date>
    <meta:editing-cycles>42</meta:editing-cycles>
    <meta:editing-duration>P2DT2H4M8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